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14cm" fo:margin-left="0.884cm" table:align="left"/>
    </style:style>
    <style:style style:name="Table1.A" style:family="table-column">
      <style:table-column-properties style:column-width="7.62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09ce" officeooo:paragraph-rsid="000e09ce"/>
    </style:style>
    <style:style style:name="P2" style:family="paragraph" style:parent-style-name="Standard">
      <style:text-properties fo:font-size="16pt" officeooo:rsid="000e09ce" officeooo:paragraph-rsid="000e09ce" style:font-size-asian="16pt" style:font-size-complex="16pt"/>
    </style:style>
    <style:style style:name="P3" style:family="paragraph" style:parent-style-name="Standard">
      <style:text-properties style:font-name="Liberation Serif" fo:font-size="13.5pt"/>
    </style:style>
    <style:style style:name="P4" style:family="paragraph" style:parent-style-name="Standard">
      <style:text-properties style:font-name="Liberation Serif" fo:font-size="13.5pt" officeooo:paragraph-rsid="000e09ce"/>
    </style:style>
    <style:style style:name="P5" style:family="paragraph" style:parent-style-name="Standard">
      <style:text-properties style:font-name="Liberation Serif" fo:font-size="13.5pt" style:font-size-asian="13.5pt" style:font-size-complex="13.5pt"/>
    </style:style>
    <style:style style:name="P6" style:family="paragraph" style:parent-style-name="Standard">
      <style:text-properties style:font-name="Liberation Serif" fo:font-size="13.5pt" officeooo:paragraph-rsid="000e09ce" style:font-size-asian="13.5pt" style:font-size-complex="13.5pt"/>
    </style:style>
    <style:style style:name="P7" style:family="paragraph" style:parent-style-name="Standard">
      <style:text-properties style:font-name="Liberation Serif" fo:font-size="13.5pt" officeooo:rsid="00107afb" officeooo:paragraph-rsid="001089b9" style:font-size-asian="13.5pt" style:font-size-complex="13.5pt"/>
    </style:style>
    <style:style style:name="P8" style:family="paragraph" style:parent-style-name="Standard">
      <style:text-properties style:font-name="Liberation Serif" fo:font-size="13.5pt" officeooo:paragraph-rsid="001089b9" style:font-size-asian="13.5pt" style:font-size-complex="13.5pt"/>
    </style:style>
    <style:style style:name="P9" style:family="paragraph" style:parent-style-name="Standard">
      <style:text-properties style:font-name="Liberation Serif" fo:font-size="13.5pt" officeooo:rsid="001276fd" officeooo:paragraph-rsid="001276fd" style:font-size-asian="13.5pt" style:font-size-complex="13.5pt"/>
    </style:style>
    <style:style style:name="P10" style:family="paragraph" style:parent-style-name="Standard" style:list-style-name="L5">
      <style:text-properties style:font-name="Liberation Serif" fo:font-size="13.5pt" officeooo:rsid="001276fd" officeooo:paragraph-rsid="001276fd" style:font-size-asian="13.5pt" style:font-size-complex="13.5pt"/>
    </style:style>
    <style:style style:name="P11" style:family="paragraph" style:parent-style-name="Standard" style:list-style-name="L5">
      <style:text-properties style:font-name="Liberation Serif" fo:font-size="13.5pt" officeooo:rsid="00146d21" officeooo:paragraph-rsid="00146d21" style:font-size-asian="13.5pt" style:font-size-complex="13.5pt"/>
    </style:style>
    <style:style style:name="P12" style:family="paragraph" style:parent-style-name="Standard">
      <style:text-properties style:font-name="Liberation Serif" fo:font-size="13.5pt" officeooo:rsid="00146d21" officeooo:paragraph-rsid="00146d21" style:font-size-asian="13.5pt" style:font-size-complex="13.5pt"/>
    </style:style>
    <style:style style:name="P13" style:family="paragraph" style:parent-style-name="Standard">
      <style:text-properties style:font-name="Liberation Serif" fo:font-size="13.5pt" officeooo:paragraph-rsid="001089b9"/>
    </style:style>
    <style:style style:name="P14" style:family="paragraph" style:parent-style-name="Standard" style:list-style-name="L4">
      <style:text-properties style:font-name="Liberation Serif" fo:font-size="13.5pt" officeooo:rsid="001089b9" officeooo:paragraph-rsid="001089b9"/>
    </style:style>
    <style:style style:name="P15" style:family="paragraph" style:parent-style-name="Standard" style:list-style-name="L4">
      <style:text-properties style:font-name="Liberation Serif" fo:font-size="13.5pt" officeooo:rsid="001089b9" officeooo:paragraph-rsid="00122b3f"/>
    </style:style>
    <style:style style:name="P16" style:family="paragraph" style:parent-style-name="Standard" style:list-style-name="L4">
      <style:text-properties style:font-name="Liberation Serif" fo:font-size="13.5pt" fo:font-weight="bold" officeooo:rsid="00122b3f" officeooo:paragraph-rsid="00122b3f" style:font-weight-asian="bold" style:font-weight-complex="bold"/>
    </style:style>
    <style:style style:name="P17" style:family="paragraph" style:parent-style-name="Standard">
      <style:text-properties style:font-name="Liberation Serif" fo:font-size="13.5pt" fo:font-weight="bold" officeooo:rsid="00146d21" officeooo:paragraph-rsid="00146d21" style:font-size-asian="13.5pt" style:font-weight-asian="bold" style:font-size-complex="13.5pt" style:font-weight-complex="bold"/>
    </style:style>
    <style:style style:name="P18" style:family="paragraph" style:parent-style-name="Standard">
      <style:text-properties style:font-name="Liberation Serif" fo:font-size="13.5pt" officeooo:paragraph-rsid="001276fd"/>
    </style:style>
    <style:style style:name="P19" style:family="paragraph" style:parent-style-name="Standard">
      <style:text-properties style:font-name="Liberation Serif" fo:font-size="13.5pt" fo:font-weight="normal" officeooo:rsid="0015dfb2" officeooo:paragraph-rsid="0015dfb2" style:font-size-asian="13.5pt" style:font-weight-asian="normal" style:font-size-complex="13.5pt" style:font-weight-complex="normal"/>
    </style:style>
    <style:style style:name="P20" style:family="paragraph" style:parent-style-name="Table_20_Contents" style:list-style-name="L2">
      <style:text-properties officeooo:rsid="000e09ce" officeooo:paragraph-rsid="000e09ce"/>
    </style:style>
    <style:style style:name="P21" style:family="paragraph" style:parent-style-name="Table_20_Contents" style:list-style-name="L3">
      <style:text-properties officeooo:rsid="000e09ce" officeooo:paragraph-rsid="000e09ce"/>
    </style:style>
    <style:style style:name="P22" style:family="paragraph" style:parent-style-name="Table_20_Contents" style:list-style-name="L3">
      <style:text-properties officeooo:paragraph-rsid="000e09ce"/>
    </style:style>
    <style:style style:name="P23" style:family="paragraph" style:parent-style-name="Table_20_Contents" style:list-style-name="L3">
      <style:text-properties officeooo:rsid="000fb60f" officeooo:paragraph-rsid="000fb60f"/>
    </style:style>
    <style:style style:name="P24" style:family="paragraph" style:parent-style-name="Table_20_Contents" style:list-style-name="L3">
      <style:text-properties officeooo:rsid="00107afb" officeooo:paragraph-rsid="00107afb"/>
    </style:style>
    <style:style style:name="T1" style:family="text">
      <style:text-properties officeooo:rsid="000e09ce"/>
    </style:style>
    <style:style style:name="T2" style:family="text">
      <style:text-properties officeooo:rsid="000fb60f"/>
    </style:style>
    <style:style style:name="T3" style:family="text">
      <style:text-properties officeooo:rsid="00107afb"/>
    </style:style>
    <style:style style:name="T4" style:family="text">
      <style:text-properties fo:font-weight="bold" officeooo:rsid="000e09ce" style:font-weight-asian="bold" style:font-weight-complex="bold"/>
    </style:style>
    <style:style style:name="T5" style:family="text">
      <style:text-properties fo:font-weight="bold" style:font-size-asian="13.5pt" style:font-weight-asian="bold" style:font-size-complex="13.5pt" style:font-weight-complex="bold"/>
    </style:style>
    <style:style style:name="T6" style:family="text">
      <style:text-properties fo:font-weight="bold" officeooo:rsid="00122b3f" style:font-size-asian="13.5pt" style:font-weight-asian="bold" style:font-size-complex="13.5pt" style:font-weight-complex="bold"/>
    </style:style>
    <style:style style:name="T7" style:family="text">
      <style:text-properties style:font-name="sans-serif" fo:font-size="12.75pt"/>
    </style:style>
    <style:style style:name="T8" style:family="text">
      <style:text-properties style:font-name="sans-serif" fo:font-size="12.75pt" officeooo:rsid="00107afb" style:font-size-asian="13.5pt" style:font-size-complex="13.5pt"/>
    </style:style>
    <style:style style:name="T9" style:family="text">
      <style:text-properties style:font-size-asian="13.5pt" style:font-size-complex="13.5pt"/>
    </style:style>
    <style:style style:name="T10" style:family="text">
      <style:text-properties officeooo:rsid="00107afb" style:font-size-asian="13.5pt" style:font-size-complex="13.5pt"/>
    </style:style>
    <style:style style:name="T11" style:family="text">
      <style:text-properties officeooo:rsid="001089b9" style:font-size-asian="13.5pt" style:font-size-complex="13.5pt"/>
    </style:style>
    <style:style style:name="T12" style:family="text">
      <style:text-properties officeooo:rsid="00122b3f" style:font-size-asian="13.5pt" style:font-size-complex="13.5pt"/>
    </style:style>
    <style:style style:name="T13" style:family="text">
      <style:text-properties fo:font-weight="normal" style:font-size-asian="13.5pt" style:font-weight-asian="normal" style:font-size-complex="13.5pt" style:font-weight-complex="normal"/>
    </style:style>
    <style:style style:name="T14" style:family="text">
      <style:text-properties fo:font-weight="normal" officeooo:rsid="00122b3f" style:font-size-asian="13.5pt" style:font-weight-asian="normal" style:font-size-complex="13.5pt" style:font-weight-complex="normal"/>
    </style:style>
    <style:style style:name="T15" style:family="text">
      <style:text-properties fo:font-weight="normal" officeooo:rsid="001276fd" style:font-size-asian="13.5pt" style:font-weight-asian="normal" style:font-size-complex="13.5pt" style:font-weight-complex="normal"/>
    </style:style>
    <style:style style:name="T16" style:family="text">
      <style:text-properties officeooo:rsid="001749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2.1</text:p>
      <text:p text:style-name="P1"/>
      <text:p text:style-name="P4"><text:span text:style-name="T1">1. <text:s text:c="3"/></text:span>List down any 5 differences between Traditional and Modern project </text:p>
      <text:p text:style-name="P3"><text:s text:c="7"/>management methodologies</text:p>
      <text:p text:style-name="P1">An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 text:c="15"/><text:span text:style-name="T4">Traditional Methodologies</text:span></text:p>
          </table:table-cell>
          <table:table-cell table:style-name="Table1.B1" office:value-type="string">
            <text:p text:style-name="Table_20_Contents"><text:s text:c="20"/><text:span text:style-name="T4">Modern Methodologies</text:span></text:p>
          </table:table-cell>
        </table:table-row>
        <table:table-row>
          <table:table-cell table:style-name="Table1.A6" office:value-type="string">
            <text:list xml:id="list2599702829126488955" text:style-name="L2">
              <text:list-item>
                <text:p text:style-name="P20">It is difficult to adapt any changes to the project.</text:p>
              </text:list-item>
            </text:list>
          </table:table-cell>
          <table:table-cell table:style-name="Table1.B6" office:value-type="string">
            <text:list xml:id="list4051832335194917590" text:style-name="L3">
              <text:list-item>
                <text:p text:style-name="P21"><text:span text:style-name="T2">Flexible for the project changes at any stage</text:span>.</text:p>
              </text:list-item>
            </text:list>
          </table:table-cell>
        </table:table-row>
        <table:table-row>
          <table:table-cell table:style-name="Table1.A6" office:value-type="string">
            <text:list xml:id="list154247452109347" text:continue-numbering="true" text:style-name="L3">
              <text:list-item>
                <text:p text:style-name="P22"><text:span text:style-name="T1">Cost and time involved in the project can be estimated more accurately.</text:span></text:p>
              </text:list-item>
            </text:list>
          </table:table-cell>
          <table:table-cell table:style-name="Table1.B6" office:value-type="string">
            <text:list xml:id="list154246845435268" text:continue-numbering="true" text:style-name="L3">
              <text:list-item>
                <text:p text:style-name="P23">It is difficult to define the cost and time involved in the project.</text:p>
              </text:list-item>
            </text:list>
          </table:table-cell>
        </table:table-row>
        <table:table-row>
          <table:table-cell table:style-name="Table1.A6" office:value-type="string">
            <text:list xml:id="list154247162527292" text:continue-numbering="true" text:style-name="L3">
              <text:list-item>
                <text:p text:style-name="P23">Customer involvement is less as the customer comes in only during requirements gathering stage and then only when the project is ready.</text:p>
              </text:list-item>
            </text:list>
          </table:table-cell>
          <table:table-cell table:style-name="Table1.B6" office:value-type="string">
            <text:list xml:id="list154247445150893" text:continue-numbering="true" text:style-name="L3">
              <text:list-item>
                <text:p text:style-name="P23">In modern approach customer is actively involved throughtout the project development process.</text:p>
              </text:list-item>
            </text:list>
          </table:table-cell>
        </table:table-row>
        <table:table-row>
          <table:table-cell table:style-name="Table1.A6" office:value-type="string">
            <text:list xml:id="list154245924757013" text:continue-numbering="true" text:style-name="L3">
              <text:list-item>
                <text:p text:style-name="P23">Follows linear or sequential approach where going back to previous stage is not feasible.</text:p>
              </text:list-item>
            </text:list>
          </table:table-cell>
          <table:table-cell table:style-name="Table1.B6" office:value-type="string">
            <text:list xml:id="list154245877123029" text:continue-numbering="true" text:style-name="L3">
              <text:list-item>
                <text:p text:style-name="P23">Follows alternative <text:span text:style-name="T3">or</text:span> concurrent aprroach where <text:span text:style-name="T3">going to any stage for a change does not affect the project.</text:span></text:p>
              </text:list-item>
            </text:list>
          </table:table-cell>
        </table:table-row>
        <table:table-row>
          <table:table-cell table:style-name="Table1.A6" office:value-type="string">
            <text:list xml:id="list154246014704227" text:continue-numbering="true" text:style-name="L3">
              <text:list-item>
                <text:p text:style-name="P24">Colocation of all the members working under same project is not important for better efficiency.</text:p>
              </text:list-item>
            </text:list>
          </table:table-cell>
          <table:table-cell table:style-name="Table1.B6" office:value-type="string">
            <text:list xml:id="list154245859452112" text:continue-numbering="true" text:style-name="L3">
              <text:list-item>
                <text:p text:style-name="P24">Colocation of all the members is important as it improves time efficiency and better results.</text:p>
              </text:list-item>
            </text:list>
          </table:table-cell>
        </table:table-row>
      </table:table>
      <text:p text:style-name="P1"><text:s text:c="2"/></text:p>
      <text:p text:style-name="P1"/>
      <text:p text:style-name="P6"><text:span text:style-name="T1">2. <text:s text:c="4"/></text:span>How to choose which Project Management Methodology that the project </text:p>
      <text:p text:style-name="P5"><text:s text:c="8"/>should adapt and why?</text:p>
      <text:p text:style-name="P13"><text:span text:style-name="T10">Ans. </text:span><text:span text:style-name="T11">Choosing a Project Management Methodology for a project depends on various factors:</text:span></text:p>
      <text:list xml:id="list3637825665617906555" text:style-name="L4">
        <text:list-item>
          <text:p text:style-name="P14"><text:span text:style-name="T5">Skill set resources:</text:span><text:span text:style-name="T9"> Before selecting a PM methodology a quick analysis of available skill set resources within the organization should be done.Based on the skill set availability a suitable methodology should be selected.</text:span></text:p>
        </text:list-item>
        <text:list-item>
          <text:p text:style-name="P15"><text:span text:style-name="T5">Time Constraint:</text:span><text:span text:style-name="T9"> Some PM methodologies are suitable for long term projects and some for short term projects. </text:span><text:span text:style-name="T12">Thus, a methodology that meets the timing requirements for a project should be choosen.</text:span></text:p>
        </text:list-item>
        <text:list-item>
          <text:p text:style-name="P15"><text:span text:style-name="T6">Tools: </text:span><text:span text:style-name="T14">Different PM methodologies use different tools and it may not be possible for an organization to be equipped with all the tools. So, a methodology should be choosen based on the available tools within the organizations as buying or developing tools for a poject will increase the cost.</text:span></text:p>
        </text:list-item>
        <text:list-item>
          <text:p text:style-name="P16"><text:span text:style-name="T12">P</text:span><text:span text:style-name="T9">roject Constraint: </text:span><text:span text:style-name="T13">Some of the project requirements can be in a way that they can </text:span><text:span text:style-name="T15">only be achieved using specific PM methodology. Thus some project rquirements can rule out the scope of using different PM methodologies.</text:span></text:p>
        </text:list-item>
      </text:list>
      <text:p text:style-name="P13"><text:span text:style-name="T8"/></text:p>
      <text:p text:style-name="P13"><text:span text:style-name="T8"/></text:p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3">3. <text:s text:c="3"/></text:span>When do you decide if the Project has to be done in Sprints and provide an example.</text:p>
      <text:p text:style-name="P9">Ans. A project can be done in sprints based on the following conditions:</text:p>
      <text:list xml:id="list1212245474975401167" text:style-name="L5">
        <text:list-item>
          <text:p text:style-name="P10">When the customer requirements are flexible</text:p>
        </text:list-item>
        <text:list-item>
          <text:p text:style-name="P10">When the projects have short deadlines</text:p>
        </text:list-item>
        <text:list-item>
          <text:p text:style-name="P11">When the project can be splited into smaller modules</text:p>
        </text:list-item>
        <text:list-item>
          <text:p text:style-name="P11">When skilled developers are available within the organization who can work efficiently on short deadline projects.</text:p>
        </text:list-item>
      </text:list>
      <text:p text:style-name="P12"/>
      <text:p text:style-name="P17">Example:</text:p>
      <text:p text:style-name="P19">Cosider a scenerio where the government’s transportation body wants to automate its bus pass issuing system. The requirement is to create a webpage through which people can apply for the bus pass under various categories and the timing contraint is that within a month the entire system should get automated.</text:p>
      <text:p text:style-name="P19">This project can be splitted into different modules such as creating a front end can be one module, creating database for storing applicant’s information can be a different module, <text:span text:style-name="T16">bus pass generation can be a different module. Suppose current facility is only for monthly pass for a particular route. Requirements flexibility comes in a scenerio where the government decides to issue the yearly passes as well and also a pass which is valid for all the routes. </text:span></text:p>
      <text:p text:style-name="P18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3:53:57.742063502</meta:creation-date>
    <dc:date>2016-08-17T15:39:31.712060099</dc:date>
    <meta:editing-duration>PT9M25S</meta:editing-duration>
    <meta:editing-cycles>1</meta:editing-cycles>
    <meta:generator>LibreOffice/5.1.4.2$Linux_X86_64 LibreOffice_project/10m0$Build-2</meta:generator>
    <meta:document-statistic meta:table-count="1" meta:image-count="0" meta:object-count="0" meta:page-count="2" meta:paragraph-count="33" meta:word-count="550" meta:character-count="3382" meta:non-whitespace-character-count="2817"/>
  </office:meta>
</office:document-meta>
</file>